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chwingungsdauer</text:p>
          </table:table-cell>
          <table:table-cell table:number-columns-repeated="7"/>
          <table:table-cell office:value-type="string" calcext:value-type="string">
            <text:p>Gravitation</text:p>
          </table:table-cell>
          <table:table-cell table:number-columns-repeated="6"/>
          <table:table-cell office:value-type="string" calcext:value-type="string">
            <text:p>Präzes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omstärke I in A</text:p>
          </table:table-cell>
          <table:table-cell office:value-type="string" calcext:value-type="string">
            <text:p>B mit 10^-3 A</text:p>
          </table:table-cell>
          <table:table-cell office:value-type="string" calcext:value-type="string">
            <text:p>B-Feld in mT</text:p>
          </table:table-cell>
          <table:table-cell office:value-type="string" calcext:value-type="string">
            <text:p>1/B</text:p>
          </table:table-cell>
          <table:table-cell office:value-type="string" calcext:value-type="string">
            <text:p>Schwingungsdauer in s</text:p>
          </table:table-cell>
          <table:table-cell office:value-type="string" calcext:value-type="string">
            <text:p>eine Schwingung</text:p>
          </table:table-cell>
          <table:table-cell office:value-type="string" calcext:value-type="string">
            <text:p>T^2</text:p>
          </table:table-cell>
          <table:table-cell/>
          <table:table-cell office:value-type="string" calcext:value-type="string">
            <text:p>Stromstärke I in A</text:p>
          </table:table-cell>
          <table:table-cell office:value-type="string" calcext:value-type="string">
            <text:p>B mit 1A 10**-3</text:p>
          </table:table-cell>
          <table:table-cell office:value-type="string" calcext:value-type="string">
            <text:p>B-Feld</text:p>
          </table:table-cell>
          <table:table-cell office:value-type="string" calcext:value-type="string">
            <text:p>Abstand</text:p>
          </table:table-cell>
          <table:table-cell/>
          <table:table-cell office:value-type="string" calcext:value-type="string">
            <text:p>Abstand r</text:p>
          </table:table-cell>
          <table:table-cell/>
          <table:table-cell office:value-type="string" calcext:value-type="string">
            <text:p>Stromstärke I in A</text:p>
          </table:table-cell>
          <table:table-cell office:value-type="string" calcext:value-type="string">
            <text:p>B mit 1A</text:p>
          </table:table-cell>
          <table:table-cell office:value-type="string" calcext:value-type="string">
            <text:p>B-Feld</text:p>
          </table:table-cell>
          <table:table-cell office:value-type="string" calcext:value-type="string">
            <text:p>Umlaufzeit T1 in s</text:p>
          </table:table-cell>
          <table:table-cell office:value-type="string" calcext:value-type="string">
            <text:p>1/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1/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1/T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356092127" calcext:value-type="float">
            <text:p>1,356092127</text:p>
          </table:table-cell>
          <table:table-cell table:formula="of:=[.A3:.A16]*[.B3:.B16]" office:value-type="float" office:value="0.4068276381" calcext:value-type="float">
            <text:p>0,4068276381</text:p>
          </table:table-cell>
          <table:table-cell table:formula="of:=1/[.C3]" office:value-type="float" office:value="2.45804342268948" calcext:value-type="float">
            <text:p>2,4580434227</text:p>
          </table:table-cell>
          <table:table-cell office:value-type="float" office:value="30.88" calcext:value-type="float">
            <text:p>30,88</text:p>
          </table:table-cell>
          <table:table-cell table:formula="of:=[.E3]/10" office:value-type="float" office:value="3.088" calcext:value-type="float">
            <text:p>3,088</text:p>
          </table:table-cell>
          <table:table-cell table:formula="of:=[.F3]^2" office:value-type="float" office:value="9.535744" calcext:value-type="float">
            <text:p>9,535744</text:p>
          </table:table-cell>
          <table:table-cell/>
          <table:table-cell office:value-type="float" office:value="1.45" calcext:value-type="float">
            <text:p>1,45</text:p>
          </table:table-cell>
          <table:table-cell table:style-name="ce1" office:value-type="float" office:value="1.356092127" calcext:value-type="float">
            <text:p>1,356092127</text:p>
          </table:table-cell>
          <table:table-cell table:formula="of:=[.I3:.I16]*[.J3:.J16]" office:value-type="float" office:value="1.96633358415" calcext:value-type="float">
            <text:p>1,9663335842</text:p>
          </table:table-cell>
          <table:table-cell office:value-type="float" office:value="0.45" calcext:value-type="float">
            <text:p>0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3:.L16]+[.M3:.M16]" office:value-type="float" office:value="0.4894" calcext:value-type="float">
            <text:p>0,4894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1" office:value-type="float" office:value="1.356092127" calcext:value-type="float">
            <text:p>1,356092127</text:p>
          </table:table-cell>
          <table:table-cell table:formula="of:=[.P3:.P16]*[.Q3:.Q16]" office:value-type="float" office:value="0.4068276381" calcext:value-type="float">
            <text:p>0,4068276381</text:p>
          </table:table-cell>
          <table:table-cell office:value-type="float" office:value="41.94" calcext:value-type="float">
            <text:p>41,94</text:p>
          </table:table-cell>
          <table:table-cell table:formula="of:=1/[.S3:.S12]" office:value-type="float" office:value="0.0238435860753457" calcext:value-type="float">
            <text:p>0,0238435861</text:p>
          </table:table-cell>
          <table:table-cell office:value-type="float" office:value="45.94" calcext:value-type="float">
            <text:p>45,94</text:p>
          </table:table-cell>
          <table:table-cell table:formula="of:=1/[.U3:.U12]" office:value-type="float" office:value="0.021767522855899" calcext:value-type="float">
            <text:p>0,0217675229</text:p>
          </table:table-cell>
          <table:table-cell office:value-type="float" office:value="37.18" calcext:value-type="float">
            <text:p>37,18</text:p>
          </table:table-cell>
          <table:table-cell table:formula="of:=1/[.W3:.W12]" office:value-type="float" office:value="0.0268961807423346" calcext:value-type="float">
            <text:p>0,02689618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" office:value-type="float" office:value="1.356092127" calcext:value-type="float">
            <text:p>1,356092127</text:p>
          </table:table-cell>
          <table:table-cell table:formula="of:=[.A4:.A17]*[.B4:.B17]" office:value-type="float" office:value="0.6780460635" calcext:value-type="float">
            <text:p>0,6780460635</text:p>
          </table:table-cell>
          <table:table-cell table:formula="of:=1/[.C4]" office:value-type="float" office:value="1.47482605361369" calcext:value-type="float">
            <text:p>1,4748260536</text:p>
          </table:table-cell>
          <table:table-cell office:value-type="float" office:value="24.38" calcext:value-type="float">
            <text:p>24,38</text:p>
          </table:table-cell>
          <table:table-cell table:formula="of:=[.E4]/10" office:value-type="float" office:value="2.438" calcext:value-type="float">
            <text:p>2,438</text:p>
          </table:table-cell>
          <table:table-cell table:formula="of:=[.F4]^2" office:value-type="float" office:value="5.943844" calcext:value-type="float">
            <text:p>5,94384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356092127" calcext:value-type="float">
            <text:p>1,356092127</text:p>
          </table:table-cell>
          <table:table-cell table:formula="of:=[.I4:.I17]*[.J4:.J17]" office:value-type="float" office:value="2.1697474032" calcext:value-type="float">
            <text:p>2,1697474032</text:p>
          </table:table-cell>
          <table:table-cell office:value-type="float" office:value="0.8" calcext:value-type="float">
            <text:p>0,8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4:.L17]+[.M4:.M17]" office:value-type="float" office:value="0.8394" calcext:value-type="float">
            <text:p>0,839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356092127" calcext:value-type="float">
            <text:p>1,356092127</text:p>
          </table:table-cell>
          <table:table-cell table:formula="of:=[.P4:.P17]*[.Q4:.Q17]" office:value-type="float" office:value="0.6780460635" calcext:value-type="float">
            <text:p>0,6780460635</text:p>
          </table:table-cell>
          <table:table-cell office:value-type="float" office:value="26.69" calcext:value-type="float">
            <text:p>26,69</text:p>
          </table:table-cell>
          <table:table-cell table:formula="of:=1/[.S4:.S13]" office:value-type="float" office:value="0.0374672161858374" calcext:value-type="float">
            <text:p>0,0374672162</text:p>
          </table:table-cell>
          <table:table-cell office:value-type="float" office:value="29.37" calcext:value-type="float">
            <text:p>29,37</text:p>
          </table:table-cell>
          <table:table-cell table:formula="of:=1/[.U4:.U13]" office:value-type="float" office:value="0.0340483486550902" calcext:value-type="float">
            <text:p>0,0340483487</text:p>
          </table:table-cell>
          <table:table-cell office:value-type="float" office:value="29.25" calcext:value-type="float">
            <text:p>29,25</text:p>
          </table:table-cell>
          <table:table-cell table:formula="of:=1/[.W4:.W13]" office:value-type="float" office:value="0.0341880341880342" calcext:value-type="float">
            <text:p>0,034188034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356092127" calcext:value-type="float">
            <text:p>1,356092127</text:p>
          </table:table-cell>
          <table:table-cell table:formula="of:=[.A5:.A18]*[.B5:.B18]" office:value-type="float" office:value="1.0848737016" calcext:value-type="float">
            <text:p>1,0848737016</text:p>
          </table:table-cell>
          <table:table-cell table:formula="of:=1/[.C5]" office:value-type="float" office:value="0.921766283508554" calcext:value-type="float">
            <text:p>0,9217662835</text:p>
          </table:table-cell>
          <table:table-cell office:value-type="float" office:value="20.07" calcext:value-type="float">
            <text:p>20,07</text:p>
          </table:table-cell>
          <table:table-cell table:formula="of:=[.E5]/10" office:value-type="float" office:value="2.007" calcext:value-type="float">
            <text:p>2,007</text:p>
          </table:table-cell>
          <table:table-cell table:formula="of:=[.F5]^2" office:value-type="float" office:value="4.028049" calcext:value-type="float">
            <text:p>4,028049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1.356092127" calcext:value-type="float">
            <text:p>1,356092127</text:p>
          </table:table-cell>
          <table:table-cell table:formula="of:=[.I5:.I18]*[.J5:.J18]" office:value-type="float" office:value="2.50877043495" calcext:value-type="float">
            <text:p>2,508770435</text:p>
          </table:table-cell>
          <table:table-cell table:formula="of:=1.5+0.45" office:value-type="float" office:value="1.95" calcext:value-type="float">
            <text:p>1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5:.L18]+[.M5:.M18]" office:value-type="float" office:value="1.9894" calcext:value-type="float">
            <text:p>1,989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356092127" calcext:value-type="float">
            <text:p>1,356092127</text:p>
          </table:table-cell>
          <table:table-cell table:formula="of:=[.P5:.P18]*[.Q5:.Q18]" office:value-type="float" office:value="1.0848737016" calcext:value-type="float">
            <text:p>1,0848737016</text:p>
          </table:table-cell>
          <table:table-cell office:value-type="float" office:value="21" calcext:value-type="float">
            <text:p>21</text:p>
          </table:table-cell>
          <table:table-cell table:formula="of:=1/[.S5:.S14]" office:value-type="float" office:value="0.0476190476190476" calcext:value-type="float">
            <text:p>0,0476190476</text:p>
          </table:table-cell>
          <table:table-cell office:value-type="float" office:value="20.44" calcext:value-type="float">
            <text:p>20,44</text:p>
          </table:table-cell>
          <table:table-cell table:formula="of:=1/[.U5:.U14]" office:value-type="float" office:value="0.0489236790606654" calcext:value-type="float">
            <text:p>0,0489236791</text:p>
          </table:table-cell>
          <table:table-cell office:value-type="float" office:value="16.38" calcext:value-type="float">
            <text:p>16,38</text:p>
          </table:table-cell>
          <table:table-cell table:formula="of:=1/[.W5:.W14]" office:value-type="float" office:value="0.0610500610500611" calcext:value-type="float">
            <text:p>0,0610500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6092127" calcext:value-type="float">
            <text:p>1,356092127</text:p>
          </table:table-cell>
          <table:table-cell table:formula="of:=[.A6:.A19]*[.B6:.B19]" office:value-type="float" office:value="1.356092127" calcext:value-type="float">
            <text:p>1,356092127</text:p>
          </table:table-cell>
          <table:table-cell table:formula="of:=1/[.C6]" office:value-type="float" office:value="0.737413026806843" calcext:value-type="float">
            <text:p>0,7374130268</text:p>
          </table:table-cell>
          <table:table-cell office:value-type="float" office:value="17.84" calcext:value-type="float">
            <text:p>17,84</text:p>
          </table:table-cell>
          <table:table-cell table:formula="of:=[.E6]/10" office:value-type="float" office:value="1.784" calcext:value-type="float">
            <text:p>1,784</text:p>
          </table:table-cell>
          <table:table-cell table:formula="of:=[.F6]^2" office:value-type="float" office:value="3.182656" calcext:value-type="float">
            <text:p>3,182656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.356092127" calcext:value-type="float">
            <text:p>1,356092127</text:p>
          </table:table-cell>
          <table:table-cell table:formula="of:=[.I6:.I19]*[.J6:.J19]" office:value-type="float" office:value="2.8477934667" calcext:value-type="float">
            <text:p>2,8477934667</text:p>
          </table:table-cell>
          <table:table-cell table:formula="of:=2+0.45" office:value-type="float" office:value="2.45" calcext:value-type="float">
            <text:p>2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6:.L19]+[.M6:.M19]" office:value-type="float" office:value="2.4894" calcext:value-type="float">
            <text:p>2,4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56092127" calcext:value-type="float">
            <text:p>1,356092127</text:p>
          </table:table-cell>
          <table:table-cell table:formula="of:=[.P6:.P19]*[.Q6:.Q19]" office:value-type="float" office:value="1.356092127" calcext:value-type="float">
            <text:p>1,356092127</text:p>
          </table:table-cell>
          <table:table-cell office:value-type="float" office:value="16.34" calcext:value-type="float">
            <text:p>16,34</text:p>
          </table:table-cell>
          <table:table-cell table:formula="of:=1/[.S6:.S15]" office:value-type="float" office:value="0.0611995104039168" calcext:value-type="float">
            <text:p>0,0611995104</text:p>
          </table:table-cell>
          <table:table-cell office:value-type="float" office:value="14.25" calcext:value-type="float">
            <text:p>14,25</text:p>
          </table:table-cell>
          <table:table-cell table:formula="of:=1/[.U6:.U15]" office:value-type="float" office:value="0.0701754385964912" calcext:value-type="float">
            <text:p>0,0701754386</text:p>
          </table:table-cell>
          <table:table-cell office:value-type="float" office:value="16.47" calcext:value-type="float">
            <text:p>16,47</text:p>
          </table:table-cell>
          <table:table-cell table:formula="of:=1/[.W6:.W15]" office:value-type="float" office:value="0.0607164541590771" calcext:value-type="float">
            <text:p>0,060716454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356092127" calcext:value-type="float">
            <text:p>1,356092127</text:p>
          </table:table-cell>
          <table:table-cell table:formula="of:=[.A7:.A20]*[.B7:.B20]" office:value-type="float" office:value="1.7629197651" calcext:value-type="float">
            <text:p>1,7629197651</text:p>
          </table:table-cell>
          <table:table-cell table:formula="of:=1/[.C7]" office:value-type="float" office:value="0.567240789851418" calcext:value-type="float">
            <text:p>0,5672407899</text:p>
          </table:table-cell>
          <table:table-cell office:value-type="float" office:value="15.75" calcext:value-type="float">
            <text:p>15,75</text:p>
          </table:table-cell>
          <table:table-cell table:formula="of:=[.E7]/10" office:value-type="float" office:value="1.575" calcext:value-type="float">
            <text:p>1,575</text:p>
          </table:table-cell>
          <table:table-cell table:formula="of:=[.F7]^2" office:value-type="float" office:value="2.480625" calcext:value-type="float">
            <text:p>2,480625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.356092127" calcext:value-type="float">
            <text:p>1,356092127</text:p>
          </table:table-cell>
          <table:table-cell table:formula="of:=[.I7:.I20]*[.J7:.J20]" office:value-type="float" office:value="2.8477934667" calcext:value-type="float">
            <text:p>2,8477934667</text:p>
          </table:table-cell>
          <table:table-cell table:formula="of:=2.5+0.45" office:value-type="float" office:value="2.95" calcext:value-type="float">
            <text:p>2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7:.L20]+[.M7:.M20]" office:value-type="float" office:value="2.9894" calcext:value-type="float">
            <text:p>2,9894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356092127" calcext:value-type="float">
            <text:p>1,356092127</text:p>
          </table:table-cell>
          <table:table-cell table:formula="of:=[.P7:.P20]*[.Q7:.Q20]" office:value-type="float" office:value="1.7629197651" calcext:value-type="float">
            <text:p>1,7629197651</text:p>
          </table:table-cell>
          <table:table-cell office:value-type="float" office:value="11.16" calcext:value-type="float">
            <text:p>11,16</text:p>
          </table:table-cell>
          <table:table-cell table:formula="of:=1/[.S7:.S16]" office:value-type="float" office:value="0.0896057347670251" calcext:value-type="float">
            <text:p>0,0896057348</text:p>
          </table:table-cell>
          <table:table-cell office:value-type="float" office:value="11.84" calcext:value-type="float">
            <text:p>11,84</text:p>
          </table:table-cell>
          <table:table-cell table:formula="of:=1/[.U7:.U16]" office:value-type="float" office:value="0.0844594594594595" calcext:value-type="float">
            <text:p>0,0844594595</text:p>
          </table:table-cell>
          <table:table-cell office:value-type="float" office:value="12.94" calcext:value-type="float">
            <text:p>12,94</text:p>
          </table:table-cell>
          <table:table-cell table:formula="of:=1/[.W7:.W16]" office:value-type="float" office:value="0.0772797527047913" calcext:value-type="float">
            <text:p>0,077279752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356092127" calcext:value-type="float">
            <text:p>1,356092127</text:p>
          </table:table-cell>
          <table:table-cell table:formula="of:=[.A8:.A21]*[.B8:.B21]" office:value-type="float" office:value="2.0341381905" calcext:value-type="float">
            <text:p>2,0341381905</text:p>
          </table:table-cell>
          <table:table-cell table:formula="of:=1/[.C8]" office:value-type="float" office:value="0.491608684537895" calcext:value-type="float">
            <text:p>0,4916086845</text:p>
          </table:table-cell>
          <table:table-cell office:value-type="float" office:value="14.31" calcext:value-type="float">
            <text:p>14,31</text:p>
          </table:table-cell>
          <table:table-cell table:formula="of:=[.E8]/10" office:value-type="float" office:value="1.431" calcext:value-type="float">
            <text:p>1,431</text:p>
          </table:table-cell>
          <table:table-cell table:formula="of:=[.F8]^2" office:value-type="float" office:value="2.047761" calcext:value-type="float">
            <text:p>2,047761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.356092127" calcext:value-type="float">
            <text:p>1,356092127</text:p>
          </table:table-cell>
          <table:table-cell table:formula="of:=[.I8:.I21]*[.J8:.J21]" office:value-type="float" office:value="2.9834026794" calcext:value-type="float">
            <text:p>2,9834026794</text:p>
          </table:table-cell>
          <table:table-cell table:formula="of:=3+0.45" office:value-type="float" office:value="3.45" calcext:value-type="float">
            <text:p>3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8:.L21]+[.M8:.M21]" office:value-type="float" office:value="3.4894" calcext:value-type="float">
            <text:p>3,489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.356092127" calcext:value-type="float">
            <text:p>1,356092127</text:p>
          </table:table-cell>
          <table:table-cell table:formula="of:=[.P8:.P21]*[.Q8:.Q21]" office:value-type="float" office:value="2.0341381905" calcext:value-type="float">
            <text:p>2,0341381905</text:p>
          </table:table-cell>
          <table:table-cell office:value-type="float" office:value="11.57" calcext:value-type="float">
            <text:p>11,57</text:p>
          </table:table-cell>
          <table:table-cell table:formula="of:=1/[.S8:.S17]" office:value-type="float" office:value="0.0864304235090752" calcext:value-type="float">
            <text:p>0,0864304235</text:p>
          </table:table-cell>
          <table:table-cell office:value-type="float" office:value="10.75" calcext:value-type="float">
            <text:p>10,75</text:p>
          </table:table-cell>
          <table:table-cell table:formula="of:=1/[.U8:.U17]" office:value-type="float" office:value="0.0930232558139535" calcext:value-type="float">
            <text:p>0,0930232558</text:p>
          </table:table-cell>
          <table:table-cell office:value-type="float" office:value="10.19" calcext:value-type="float">
            <text:p>10,19</text:p>
          </table:table-cell>
          <table:table-cell table:formula="of:=1/[.W8:.W17]" office:value-type="float" office:value="0.098135426889107" calcext:value-type="float">
            <text:p>0,098135426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356092127" calcext:value-type="float">
            <text:p>1,356092127</text:p>
          </table:table-cell>
          <table:table-cell table:formula="of:=[.A9:.A22]*[.B9:.B22]" office:value-type="float" office:value="2.4409658286" calcext:value-type="float">
            <text:p>2,4409658286</text:p>
          </table:table-cell>
          <table:table-cell table:formula="of:=1/[.C9]" office:value-type="float" office:value="0.409673903781579" calcext:value-type="float">
            <text:p>0,4096739038</text:p>
          </table:table-cell>
          <table:table-cell office:value-type="float" office:value="12.81" calcext:value-type="float">
            <text:p>12,81</text:p>
          </table:table-cell>
          <table:table-cell table:formula="of:=[.E9]/10" office:value-type="float" office:value="1.281" calcext:value-type="float">
            <text:p>1,281</text:p>
          </table:table-cell>
          <table:table-cell table:formula="of:=[.F9]^2" office:value-type="float" office:value="1.640961" calcext:value-type="float">
            <text:p>1,640961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1.356092127" calcext:value-type="float">
            <text:p>1,356092127</text:p>
          </table:table-cell>
          <table:table-cell table:formula="of:=[.I9:.I22]*[.J9:.J22]" office:value-type="float" office:value="3.2546211048" calcext:value-type="float">
            <text:p>3,2546211048</text:p>
          </table:table-cell>
          <table:table-cell table:formula="of:=3.5+0.45" office:value-type="float" office:value="3.95" calcext:value-type="float">
            <text:p>3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9:.L22]+[.M9:.M22]" office:value-type="float" office:value="3.9894" calcext:value-type="float">
            <text:p>3,9894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.356092127" calcext:value-type="float">
            <text:p>1,356092127</text:p>
          </table:table-cell>
          <table:table-cell table:formula="of:=[.P9:.P22]*[.Q9:.Q22]" office:value-type="float" office:value="2.4409658286" calcext:value-type="float">
            <text:p>2,4409658286</text:p>
          </table:table-cell>
          <table:table-cell office:value-type="float" office:value="8.81" calcext:value-type="float">
            <text:p>8,81</text:p>
          </table:table-cell>
          <table:table-cell table:formula="of:=1/[.S9:.S18]" office:value-type="float" office:value="0.113507377979569" calcext:value-type="float">
            <text:p>0,113507378</text:p>
          </table:table-cell>
          <table:table-cell office:value-type="float" office:value="9.06" calcext:value-type="float">
            <text:p>9,06</text:p>
          </table:table-cell>
          <table:table-cell table:formula="of:=1/[.U9:.U18]" office:value-type="float" office:value="0.11037527593819" calcext:value-type="float">
            <text:p>0,1103752759</text:p>
          </table:table-cell>
          <table:table-cell office:value-type="float" office:value="8.85" calcext:value-type="float">
            <text:p>8,85</text:p>
          </table:table-cell>
          <table:table-cell table:formula="of:=1/[.W9:.W18]" office:value-type="float" office:value="0.112994350282486" calcext:value-type="float">
            <text:p>0,1129943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6092127" calcext:value-type="float">
            <text:p>1,356092127</text:p>
          </table:table-cell>
          <table:table-cell table:formula="of:=[.A10:.A23]*[.B10:.B23]" office:value-type="float" office:value="2.712184254" calcext:value-type="float">
            <text:p>2,712184254</text:p>
          </table:table-cell>
          <table:table-cell table:formula="of:=1/[.C10]" office:value-type="float" office:value="0.368706513403422" calcext:value-type="float">
            <text:p>0,3687065134</text:p>
          </table:table-cell>
          <table:table-cell office:value-type="float" office:value="12.57" calcext:value-type="float">
            <text:p>12,57</text:p>
          </table:table-cell>
          <table:table-cell table:formula="of:=[.E10]/10" office:value-type="float" office:value="1.257" calcext:value-type="float">
            <text:p>1,257</text:p>
          </table:table-cell>
          <table:table-cell table:formula="of:=[.F10]^2" office:value-type="float" office:value="1.580049" calcext:value-type="float">
            <text:p>1,580049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356092127" calcext:value-type="float">
            <text:p>1,356092127</text:p>
          </table:table-cell>
          <table:table-cell table:formula="of:=[.I10:.I23]*[.J10:.J23]" office:value-type="float" office:value="3.3902303175" calcext:value-type="float">
            <text:p>3,3902303175</text:p>
          </table:table-cell>
          <table:table-cell table:formula="of:=4+0.45" office:value-type="float" office:value="4.45" calcext:value-type="float">
            <text:p>4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0:.L23]+[.M10:.M23]" office:value-type="float" office:value="4.4894" calcext:value-type="float">
            <text:p>4,4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6092127" calcext:value-type="float">
            <text:p>1,356092127</text:p>
          </table:table-cell>
          <table:table-cell table:formula="of:=[.P10:.P23]*[.Q10:.Q23]" office:value-type="float" office:value="2.712184254" calcext:value-type="float">
            <text:p>2,712184254</text:p>
          </table:table-cell>
          <table:table-cell office:value-type="float" office:value="8.68" calcext:value-type="float">
            <text:p>8,68</text:p>
          </table:table-cell>
          <table:table-cell table:formula="of:=1/[.S10:.S19]" office:value-type="float" office:value="0.115207373271889" calcext:value-type="float">
            <text:p>0,1152073733</text:p>
          </table:table-cell>
          <table:table-cell office:value-type="float" office:value="8.82" calcext:value-type="float">
            <text:p>8,82</text:p>
          </table:table-cell>
          <table:table-cell table:formula="of:=1/[.U10:.U19]" office:value-type="float" office:value="0.113378684807256" calcext:value-type="float">
            <text:p>0,1133786848</text:p>
          </table:table-cell>
          <table:table-cell office:value-type="float" office:value="7.92" calcext:value-type="float">
            <text:p>7,92</text:p>
          </table:table-cell>
          <table:table-cell table:formula="of:=1/[.W10:.W19]" office:value-type="float" office:value="0.126262626262626" calcext:value-type="float">
            <text:p>0,126262626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356092127" calcext:value-type="float">
            <text:p>1,356092127</text:p>
          </table:table-cell>
          <table:table-cell table:formula="of:=[.A11:.A24]*[.B11:.B24]" office:value-type="float" office:value="3.1190118921" calcext:value-type="float">
            <text:p>3,1190118921</text:p>
          </table:table-cell>
          <table:table-cell table:formula="of:=1/[.C11]" office:value-type="float" office:value="0.320614359481236" calcext:value-type="float">
            <text:p>0,3206143595</text:p>
          </table:table-cell>
          <table:table-cell office:value-type="float" office:value="11.34" calcext:value-type="float">
            <text:p>11,34</text:p>
          </table:table-cell>
          <table:table-cell table:formula="of:=[.E11]/10" office:value-type="float" office:value="1.134" calcext:value-type="float">
            <text:p>1,134</text:p>
          </table:table-cell>
          <table:table-cell table:formula="of:=[.F11]^2" office:value-type="float" office:value="1.285956" calcext:value-type="float">
            <text:p>1,28595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356092127" calcext:value-type="float">
            <text:p>1,356092127</text:p>
          </table:table-cell>
          <table:table-cell table:formula="of:=[.I11:.I24]*[.J11:.J24]" office:value-type="float" office:value="3.3902303175" calcext:value-type="float">
            <text:p>3,3902303175</text:p>
          </table:table-cell>
          <table:table-cell table:formula="of:=4.5+0.45" office:value-type="float" office:value="4.95" calcext:value-type="float">
            <text:p>4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1:.L24]+[.M11:.M24]" office:value-type="float" office:value="4.9894" calcext:value-type="float">
            <text:p>4,989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.356092127" calcext:value-type="float">
            <text:p>1,356092127</text:p>
          </table:table-cell>
          <table:table-cell table:formula="of:=[.P11:.P24]*[.Q11:.Q24]" office:value-type="float" office:value="3.1190118921" calcext:value-type="float">
            <text:p>3,1190118921</text:p>
          </table:table-cell>
          <table:table-cell office:value-type="float" office:value="7.25" calcext:value-type="float">
            <text:p>7,25</text:p>
          </table:table-cell>
          <table:table-cell table:formula="of:=1/[.S11:.S20]" office:value-type="float" office:value="0.137931034482759" calcext:value-type="float">
            <text:p>0,1379310345</text:p>
          </table:table-cell>
          <table:table-cell office:value-type="float" office:value="7.19" calcext:value-type="float">
            <text:p>7,19</text:p>
          </table:table-cell>
          <table:table-cell table:formula="of:=1/[.U11:.U20]" office:value-type="float" office:value="0.139082058414465" calcext:value-type="float">
            <text:p>0,1390820584</text:p>
          </table:table-cell>
          <table:table-cell office:value-type="float" office:value="7.22" calcext:value-type="float">
            <text:p>7,22</text:p>
          </table:table-cell>
          <table:table-cell table:formula="of:=1/[.W11:.W20]" office:value-type="float" office:value="0.138504155124654" calcext:value-type="float">
            <text:p>0,138504155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356092127" calcext:value-type="float">
            <text:p>1,356092127</text:p>
          </table:table-cell>
          <table:table-cell table:formula="of:=[.A12:.A25]*[.B12:.B25]" office:value-type="float" office:value="3.3902303175" calcext:value-type="float">
            <text:p>3,3902303175</text:p>
          </table:table-cell>
          <table:table-cell table:formula="of:=1/[.C12]" office:value-type="float" office:value="0.294965210722737" calcext:value-type="float">
            <text:p>0,2949652107</text:p>
          </table:table-cell>
          <table:table-cell office:value-type="float" office:value="10.9" calcext:value-type="float">
            <text:p>10,9</text:p>
          </table:table-cell>
          <table:table-cell table:formula="of:=[.E12]/10" office:value-type="float" office:value="1.09" calcext:value-type="float">
            <text:p>1,09</text:p>
          </table:table-cell>
          <table:table-cell table:formula="of:=[.F12]^2" office:value-type="float" office:value="1.1881" calcext:value-type="float">
            <text:p>1,188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1.356092127" calcext:value-type="float">
            <text:p>1,356092127</text:p>
          </table:table-cell>
          <table:table-cell table:formula="of:=[.I12:.I25]*[.J12:.J25]" office:value-type="float" office:value="3.6614487429" calcext:value-type="float">
            <text:p>3,6614487429</text:p>
          </table:table-cell>
          <table:table-cell table:formula="of:=5+0.45" office:value-type="float" office:value="5.45" calcext:value-type="float">
            <text:p>5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2:.L25]+[.M12:.M25]" office:value-type="float" office:value="5.4894" calcext:value-type="float">
            <text:p>5,4894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356092127" calcext:value-type="float">
            <text:p>1,356092127</text:p>
          </table:table-cell>
          <table:table-cell table:formula="of:=[.P12:.P25]*[.Q12:.Q25]" office:value-type="float" office:value="3.3902303175" calcext:value-type="float">
            <text:p>3,3902303175</text:p>
          </table:table-cell>
          <table:table-cell office:value-type="float" office:value="6.25" calcext:value-type="float">
            <text:p>6,25</text:p>
          </table:table-cell>
          <table:table-cell table:formula="of:=1/[.S12:.S21]" office:value-type="float" office:value="0.16" calcext:value-type="float">
            <text:p>0,16</text:p>
          </table:table-cell>
          <table:table-cell office:value-type="float" office:value="6.12" calcext:value-type="float">
            <text:p>6,12</text:p>
          </table:table-cell>
          <table:table-cell table:formula="of:=1/[.U12:.U21]" office:value-type="float" office:value="0.163398692810458" calcext:value-type="float">
            <text:p>0,1633986928</text:p>
          </table:table-cell>
          <table:table-cell office:value-type="float" office:value="6.38" calcext:value-type="float">
            <text:p>6,38</text:p>
          </table:table-cell>
          <table:table-cell table:formula="of:=1/[.W12:.W21]" office:value-type="float" office:value="0.156739811912226" calcext:value-type="float">
            <text:p>0,1567398119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.356092127" calcext:value-type="float">
            <text:p>1,356092127</text:p>
          </table:table-cell>
          <table:table-cell table:formula="of:=[.A13:.A26]*[.B13:.B26]" office:value-type="float" office:value="3.7970579556" calcext:value-type="float">
            <text:p>3,7970579556</text:p>
          </table:table-cell>
          <table:table-cell table:formula="of:=1/[.C13]" office:value-type="float" office:value="0.263361795288158" calcext:value-type="float">
            <text:p>0,2633617953</text:p>
          </table:table-cell>
          <table:table-cell office:value-type="float" office:value="10.44" calcext:value-type="float">
            <text:p>10,44</text:p>
          </table:table-cell>
          <table:table-cell table:formula="of:=[.E13]/10" office:value-type="float" office:value="1.044" calcext:value-type="float">
            <text:p>1,044</text:p>
          </table:table-cell>
          <table:table-cell table:formula="of:=[.F13]^2" office:value-type="float" office:value="1.089936" calcext:value-type="float">
            <text:p>1,089936</text:p>
          </table:table-cell>
          <table:table-cell/>
          <table:table-cell office:value-type="float" office:value="2.85" calcext:value-type="float">
            <text:p>2,85</text:p>
          </table:table-cell>
          <table:table-cell office:value-type="float" office:value="1.356092127" calcext:value-type="float">
            <text:p>1,356092127</text:p>
          </table:table-cell>
          <table:table-cell table:formula="of:=[.I13:.I26]*[.J13:.J26]" office:value-type="float" office:value="3.86486256195" calcext:value-type="float">
            <text:p>3,864862562</text:p>
          </table:table-cell>
          <table:table-cell table:formula="of:=5.5+0.45" office:value-type="float" office:value="5.95" calcext:value-type="float">
            <text:p>5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3:.L26]+[.M13:.M26]" office:value-type="float" office:value="5.9894" calcext:value-type="float">
            <text:p>5,989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56092127" calcext:value-type="float">
            <text:p>1,356092127</text:p>
          </table:table-cell>
          <table:table-cell table:formula="of:=[.A14:.A27]*[.B14:.B27]" office:value-type="float" office:value="4.068276381" calcext:value-type="float">
            <text:p>4,068276381</text:p>
          </table:table-cell>
          <table:table-cell table:formula="of:=1/[.C14]" office:value-type="float" office:value="0.245804342268948" calcext:value-type="float">
            <text:p>0,2458043423</text:p>
          </table:table-cell>
          <table:table-cell office:value-type="float" office:value="9.91" calcext:value-type="float">
            <text:p>9,91</text:p>
          </table:table-cell>
          <table:table-cell table:formula="of:=[.E14]/10" office:value-type="float" office:value="0.991" calcext:value-type="float">
            <text:p>0,991</text:p>
          </table:table-cell>
          <table:table-cell table:formula="of:=[.F14]^2" office:value-type="float" office:value="0.982081" calcext:value-type="float">
            <text:p>0,982081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1.356092127" calcext:value-type="float">
            <text:p>1,356092127</text:p>
          </table:table-cell>
          <table:table-cell table:formula="of:=[.I14:.I27]*[.J14:.J27]" office:value-type="float" office:value="3.9326671683" calcext:value-type="float">
            <text:p>3,9326671683</text:p>
          </table:table-cell>
          <table:table-cell table:formula="of:=6+0.45" office:value-type="float" office:value="6.45" calcext:value-type="float">
            <text:p>6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4:.L27]+[.M14:.M27]" office:value-type="float" office:value="6.4894" calcext:value-type="float">
            <text:p>6,4894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356092127" calcext:value-type="float">
            <text:p>1,356092127</text:p>
          </table:table-cell>
          <table:table-cell table:formula="of:=[.A15:.A28]*[.B15:.B28]" office:value-type="float" office:value="4.7463224445" calcext:value-type="float">
            <text:p>4,7463224445</text:p>
          </table:table-cell>
          <table:table-cell table:formula="of:=1/[.C15]" office:value-type="float" office:value="0.210689436230527" calcext:value-type="float">
            <text:p>0,2106894362</text:p>
          </table:table-cell>
          <table:table-cell office:value-type="float" office:value="9.43" calcext:value-type="float">
            <text:p>9,43</text:p>
          </table:table-cell>
          <table:table-cell table:formula="of:=[.E15]/10" office:value-type="float" office:value="0.943" calcext:value-type="float">
            <text:p>0,943</text:p>
          </table:table-cell>
          <table:table-cell table:formula="of:=[.F15]^2" office:value-type="float" office:value="0.889249" calcext:value-type="float">
            <text:p>0,889249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1.356092127" calcext:value-type="float">
            <text:p>1,356092127</text:p>
          </table:table-cell>
          <table:table-cell table:formula="of:=[.I15:.I28]*[.J15:.J28]" office:value-type="float" office:value="4.2038855937" calcext:value-type="float">
            <text:p>4,2038855937</text:p>
          </table:table-cell>
          <table:table-cell table:formula="of:=6.5+0.45" office:value-type="float" office:value="6.95" calcext:value-type="float">
            <text:p>6,9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5:.L28]+[.M15:.M28]" office:value-type="float" office:value="6.9894" calcext:value-type="float">
            <text:p>6,989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356092127" calcext:value-type="float">
            <text:p>1,356092127</text:p>
          </table:table-cell>
          <table:table-cell table:formula="of:=[.A16:.A29]*[.B16:.B29]" office:value-type="float" office:value="5.424368508" calcext:value-type="float">
            <text:p>5,424368508</text:p>
          </table:table-cell>
          <table:table-cell table:formula="of:=1/[.C16]" office:value-type="float" office:value="0.184353256701711" calcext:value-type="float">
            <text:p>0,1843532567</text:p>
          </table:table-cell>
          <table:table-cell office:value-type="float" office:value="8.41" calcext:value-type="float">
            <text:p>8,41</text:p>
          </table:table-cell>
          <table:table-cell table:formula="of:=[.E16]/10" office:value-type="float" office:value="0.841" calcext:value-type="float">
            <text:p>0,841</text:p>
          </table:table-cell>
          <table:table-cell table:formula="of:=[.F16]^2" office:value-type="float" office:value="0.707281" calcext:value-type="float">
            <text:p>0,707281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1.356092127" calcext:value-type="float">
            <text:p>1,356092127</text:p>
          </table:table-cell>
          <table:table-cell table:formula="of:=[.I16:.I29]*[.J16:.J29]" office:value-type="float" office:value="4.4751040191" calcext:value-type="float">
            <text:p>4,4751040191</text:p>
          </table:table-cell>
          <table:table-cell table:formula="of:=7+0.45" office:value-type="float" office:value="7.45" calcext:value-type="float">
            <text:p>7,45</text:p>
          </table:table-cell>
          <table:table-cell table:formula="of:=0.0269+0.0125" office:value-type="float" office:value="0.0394" calcext:value-type="float">
            <text:p>0,0394</text:p>
          </table:table-cell>
          <table:table-cell table:formula="of:=[.L16:.L29]+[.M16:.M29]" office:value-type="float" office:value="7.4894" calcext:value-type="float">
            <text:p>7,489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.00.0000</text:date>, <text:time style:data-style-name="N2" text:time-value="17:42:00.83509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27:01.356531223</meta:creation-date>
    <dc:date>2017-11-17T18:18:32.076943140</dc:date>
    <meta:editing-duration>PT1H58M59S</meta:editing-duration>
    <meta:editing-cycles>12</meta:editing-cycles>
    <meta:generator>LibreOffice/5.1.6.2$Linux_X86_64 LibreOffice_project/10m0$Build-2</meta:generator>
    <meta:document-statistic meta:table-count="1" meta:cell-count="296" meta:object-count="0"/>
  </office:meta>
</office:document-meta>
</file>